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IDFont+F1" svg:font-family="CIDFont+F1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2.49mm"/>
    </style:style>
    <style:style style:name="co2" style:family="table-column">
      <style:table-column-properties fo:break-before="auto" style:column-width="78.62mm"/>
    </style:style>
    <style:style style:name="co3" style:family="table-column">
      <style:table-column-properties fo:break-before="auto" style:column-width="20.66mm"/>
    </style:style>
    <style:style style:name="co4" style:family="table-column">
      <style:table-column-properties fo:break-before="auto" style:column-width="62.23mm"/>
    </style:style>
    <style:style style:name="co5" style:family="table-column">
      <style:table-column-properties fo:break-before="auto" style:column-width="41.15mm"/>
    </style:style>
    <style:style style:name="co6" style:family="table-column">
      <style:table-column-properties fo:break-before="auto" style:column-width="58.81mm"/>
    </style:style>
    <style:style style:name="co7" style:family="table-column">
      <style:table-column-properties fo:break-before="auto" style:column-width="60.98mm"/>
    </style:style>
    <style:style style:name="co8" style:family="table-column">
      <style:table-column-properties fo:break-before="auto" style:column-width="33.53mm"/>
    </style:style>
    <style:style style:name="co9" style:family="table-column">
      <style:table-column-properties fo:break-before="auto" style:column-width="37.02mm"/>
    </style:style>
    <style:style style:name="co10" style:family="table-column">
      <style:table-column-properties fo:break-before="auto" style:column-width="42.9mm"/>
    </style:style>
    <style:style style:name="co11" style:family="table-column">
      <style:table-column-properties fo:break-before="auto" style:column-width="28.28mm"/>
    </style:style>
    <style:style style:name="co12" style:family="table-column">
      <style:table-column-properties fo:break-before="auto" style:column-width="20.9mm"/>
    </style:style>
    <style:style style:name="co13" style:family="table-column">
      <style:table-column-properties fo:break-before="auto" style:column-width="36.37mm"/>
    </style:style>
    <style:style style:name="co14" style:family="table-column">
      <style:table-column-properties fo:break-before="auto" style:column-width="22.03mm"/>
    </style:style>
    <style:style style:name="co15" style:family="table-column">
      <style:table-column-properties fo:break-before="auto" style:column-width="20.48mm"/>
    </style:style>
    <style:style style:name="co16" style:family="table-column">
      <style:table-column-properties fo:break-before="auto" style:column-width="26.19mm"/>
    </style:style>
    <style:style style:name="co17" style:family="table-column">
      <style:table-column-properties fo:break-before="auto" style:column-width="27.55mm"/>
    </style:style>
    <style:style style:name="co18" style:family="table-column">
      <style:table-column-properties fo:break-before="auto" style:column-width="54.66mm"/>
    </style:style>
    <style:style style:name="co19" style:family="table-column">
      <style:table-column-properties fo:break-before="auto" style:column-width="22.44mm"/>
    </style:style>
    <style:style style:name="co20" style:family="table-column">
      <style:table-column-properties fo:break-before="auto" style:column-width="85.58mm"/>
    </style:style>
    <style:style style:name="co21" style:family="table-column">
      <style:table-column-properties fo:break-before="auto" style:column-width="64.89mm"/>
    </style:style>
    <style:style style:name="co22" style:family="table-column">
      <style:table-column-properties fo:break-before="auto" style:column-width="46.5mm"/>
    </style:style>
    <style:style style:name="co23" style:family="table-column">
      <style:table-column-properties fo:break-before="auto" style:column-width="46.18mm"/>
    </style:style>
    <style:style style:name="co24" style:family="table-column">
      <style:table-column-properties fo:break-before="auto" style:column-width="45.09mm"/>
    </style:style>
    <style:style style:name="co25" style:family="table-column">
      <style:table-column-properties fo:break-before="auto" style:column-width="75.57mm"/>
    </style:style>
    <style:style style:name="co26" style:family="table-column">
      <style:table-column-properties fo:break-before="auto" style:column-width="85.14mm"/>
    </style:style>
    <style:style style:name="co27" style:family="table-column">
      <style:table-column-properties fo:break-before="auto" style:column-width="55.7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8" style:family="table-cell" style:parent-style-name="Default">
      <style:table-cell-properties fo:background-color="#ffff00"/>
    </style:style>
    <style:style style:name="ce13" style:family="table-cell" style:parent-style-name="Normal_20_2">
      <style:table-cell-properties style:rotation-align="none"/>
    </style:style>
    <style:style style:name="ce1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5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IDFont+F1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IDFont+F1" style:font-size-asian="11pt" style:language-asian="none" style:country-asian="none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00_Basedonnees</text:p>
          </table:table-cell>
          <table:table-cell table:style-name="ce7" office:value-type="string" calcext:value-type="string">
            <text:p><text:a xlink:href="#'00_Basedonnees'.A1" xlink:type="simple">00_Basedonnee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_Revision</text:p>
          </table:table-cell>
          <table:table-cell table:style-name="ce7" office:value-type="string" calcext:value-type="string">
            <text:p><text:a xlink:href="#'00_Revision'.A1" xlink:type="simple">00_Revi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Objet</text:p>
          </table:table-cell>
          <table:table-cell table:style-name="ce7" office:value-type="string" calcext:value-type="string">
            <text:p><text:a xlink:href="#'01_Objet'.A1" xlink:type="simple">01_Ob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Descriptionsystem</text:p>
          </table:table-cell>
          <table:table-cell table:style-name="ce7" office:value-type="string" calcext:value-type="string">
            <text:p><text:a xlink:href="#'02_Descriptionsystem'.A1" xlink:type="simple">02_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Evenement</text:p>
          </table:table-cell>
          <table:table-cell table:style-name="ce7" office:value-type="string" calcext:value-type="string">
            <text:p><text:a xlink:href="#'02_Evenement'.A1" xlink:type="simple">02_Eve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Marche</text:p>
          </table:table-cell>
          <table:table-cell table:style-name="ce7" office:value-type="string" calcext:value-type="string">
            <text:p><text:a xlink:href="#'02_Marche'.A1" xlink:type="simple">02_March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Zonegeo</text:p>
          </table:table-cell>
          <table:table-cell table:style-name="ce7" office:value-type="string" calcext:value-type="string">
            <text:p><text:a xlink:href="#'02_Zonegeo'.A1" xlink:type="simple">02_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Desordre</text:p>
          </table:table-cell>
          <table:table-cell table:style-name="ce7" office:value-type="string" calcext:value-type="string">
            <text:p><text:a xlink:href="#'03_Desordre'.A1" xlink:type="simple">03_Desord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Interventiontiers</text:p>
          </table:table-cell>
          <table:table-cell table:style-name="ce7" office:value-type="string" calcext:value-type="string">
            <text:p><text:a xlink:href="#'03_Interventiontiers'.A1" xlink:type="simple">03_Intervention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Ressource</text:p>
          </table:table-cell>
          <table:table-cell table:style-name="ce7" office:value-type="string" calcext:value-type="string">
            <text:p><text:a xlink:href="#'03_Ressource'.A1" xlink:type="simple">03_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Infralineaire</text:p>
          </table:table-cell>
          <table:table-cell table:style-name="ce7" office:value-type="string" calcext:value-type="string">
            <text:p><text:a xlink:href="#'04_Infralineaire'.A1" xlink:type="simple">04_Infralineai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nvironnement</text:p>
          </table:table-cell>
          <table:table-cell table:style-name="ce7" office:value-type="string" calcext:value-type="string">
            <text:p><text:a xlink:href="#'04_Environnement'.A1" xlink:type="simple">04_Environ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quipement</text:p>
          </table:table-cell>
          <table:table-cell table:style-name="ce7" office:value-type="string" calcext:value-type="string">
            <text:p><text:a xlink:href="#'04_Equipement'.A1" xlink:type="simple">04_Equip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tudestrategie</text:p>
          </table:table-cell>
          <table:table-cell table:style-name="ce7" office:value-type="string" calcext:value-type="string">
            <text:p><text:a xlink:href="#'04_Etudestrategie'.A1" xlink:type="simple">04_Etudestrateg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Noeud</text:p>
          </table:table-cell>
          <table:table-cell table:style-name="ce7" office:value-type="string" calcext:value-type="string">
            <text:p><text:a xlink:href="#'04_Noeud'.A1" xlink:type="simple">04_Noeu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Observation</text:p>
          </table:table-cell>
          <table:table-cell table:style-name="ce7" office:value-type="string" calcext:value-type="string">
            <text:p><text:a xlink:href="#'04_Observation'.A1" xlink:type="simple">04_Observat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Profil</text:p>
          </table:table-cell>
          <table:table-cell table:style-name="ce7" office:value-type="string" calcext:value-type="string">
            <text:p><text:a xlink:href="#'04_Profil'.A1" xlink:type="simple">04_Profil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Graphique</text:p>
          </table:table-cell>
          <table:table-cell table:style-name="ce7" office:value-type="string" calcext:value-type="string">
            <text:p><text:a xlink:href="#'05_Graphique'.A1" xlink:type="simple">05_Graphiqu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Modele</text:p>
          </table:table-cell>
          <table:table-cell table:style-name="ce7" office:value-type="string" calcext:value-type="string">
            <text:p><text:a xlink:href="#'05_Modele'.A1" xlink:type="simple">05_Model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Photo</text:p>
          </table:table-cell>
          <table:table-cell table:style-name="ce7" office:value-type="string" calcext:value-type="string">
            <text:p><text:a xlink:href="#'05_Photo'.A1" xlink:type="simple">05_Phot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pport</text:p>
          </table:table-cell>
          <table:table-cell table:style-name="ce7" office:value-type="string" calcext:value-type="string">
            <text:p><text:a xlink:href="#'05_Rapport'.A1" xlink:type="simple">05_Rappor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sters</text:p>
          </table:table-cell>
          <table:table-cell table:style-name="ce7" office:value-type="string" calcext:value-type="string">
            <text:p><text:a xlink:href="#'05_Rasters'.A1" xlink:type="simple">05_Rast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opographie</text:p>
          </table:table-cell>
          <table:table-cell table:style-name="ce7" office:value-type="string" calcext:value-type="string">
            <text:p><text:a xlink:href="#'05_Topographie'.A1" xlink:type="simple">05_Topograph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ravaux</text:p>
          </table:table-cell>
          <table:table-cell table:style-name="ce7" office:value-type="string" calcext:value-type="string">
            <text:p><text:a xlink:href="#'05_Travaux'.A1" xlink:type="simple">05_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Graphiquedata</text:p>
          </table:table-cell>
          <table:table-cell table:style-name="ce7" office:value-type="string" calcext:value-type="string">
            <text:p><text:a xlink:href="#'06_Graphiquedata'.A1" xlink:type="simple">06_Graphiquedat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Pointtopo</text:p>
          </table:table-cell>
          <table:table-cell table:style-name="ce7" office:value-type="string" calcext:value-type="string">
            <text:p><text:a xlink:href="#'06_Pointtopo'.A1" xlink:type="simple">06_Pointtop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etudetravaux</text:p>
          </table:table-cell>
          <table:table-cell table:style-name="ce7" office:value-type="string" calcext:value-type="string">
            <text:p><text:a xlink:href="#'06_Tcetudetravaux'.A1" xlink:type="simple">06_Tcetude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intervenant</text:p>
          </table:table-cell>
          <table:table-cell table:style-name="ce7" office:value-type="string" calcext:value-type="string">
            <text:p><text:a xlink:href="#'06_Tcobjetintervenant'.A1" xlink:type="simple">06_Tcobjetintervena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ressource</text:p>
          </table:table-cell>
          <table:table-cell table:style-name="ce7" office:value-type="string" calcext:value-type="string">
            <text:p><text:a xlink:href="#'06_Tcobjetressource'.A1" xlink:type="simple">06_Tcobjet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zonegeo</text:p>
          </table:table-cell>
          <table:table-cell table:style-name="ce7" office:value-type="string" calcext:value-type="string">
            <text:p><text:a xlink:href="#'06_Tcobjetzonegeo'.A1" xlink:type="simple">06_Tcobjet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travauxdescriptionsystem</text:p>
          </table:table-cell>
          <table:table-cell table:style-name="ce7" office:value-type="string" calcext:value-type="string">
            <text:p><text:a xlink:href="#'06_Tctravauxdescriptionsystem'.A1" xlink:type="simple">06_Tctravaux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</text:p>
          </table:table-cell>
          <table:table-cell table:style-name="ce7" office:value-type="string" calcext:value-type="string">
            <text:p><text:a xlink:href="#'10_auth_group'.A1" xlink:type="simple">10_auth_group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_permissions</text:p>
          </table:table-cell>
          <table:table-cell table:style-name="ce7" office:value-type="string" calcext:value-type="string">
            <text:p><text:a xlink:href="#'10_auth_group_permissions'.A1" xlink:type="simple">10_auth_group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permission</text:p>
          </table:table-cell>
          <table:table-cell table:style-name="ce7" office:value-type="string" calcext:value-type="string">
            <text:p><text:a xlink:href="#'10_auth_permission'.A1" xlink:type="simple">10_auth_permi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</text:p>
          </table:table-cell>
          <table:table-cell table:style-name="ce7" office:value-type="string" calcext:value-type="string">
            <text:p><text:a xlink:href="#'10_auth_user'.A1" xlink:type="simple">10_auth_us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groups</text:p>
          </table:table-cell>
          <table:table-cell table:style-name="ce7" office:value-type="string" calcext:value-type="string">
            <text:p><text:a xlink:href="#'10_auth_user_groups'.A1" xlink:type="simple">10_auth_user_group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user_permissions</text:p>
          </table:table-cell>
          <table:table-cell table:style-name="ce7" office:value-type="string" calcext:value-type="string">
            <text:p><text:a xlink:href="#'10_auth_user_user_permissions'.A1" xlink:type="simple">10_auth_user_user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bdd</text:p>
          </table:table-cell>
          <table:table-cell table:style-name="ce7" office:value-type="string" calcext:value-type="string">
            <text:p><text:a xlink:href="#'10_bdd'.A1" xlink:type="simple">10_bd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carto_layer</text:p>
          </table:table-cell>
          <table:table-cell table:style-name="ce7" office:value-type="string" calcext:value-type="string">
            <text:p><text:a xlink:href="#'10_carto_layer'.A1" xlink:type="simple">10_carto_lay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admin_log</text:p>
          </table:table-cell>
          <table:table-cell table:style-name="ce7" office:value-type="string" calcext:value-type="string">
            <text:p><text:a xlink:href="#'10_django_admin_log'.A1" xlink:type="simple">10_django_admin_log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content_type</text:p>
          </table:table-cell>
          <table:table-cell table:style-name="ce7" office:value-type="string" calcext:value-type="string">
            <text:p><text:a xlink:href="#'10_django_content_type'.A1" xlink:type="simple">10_django_content_typ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migrations</text:p>
          </table:table-cell>
          <table:table-cell table:style-name="ce7" office:value-type="string" calcext:value-type="string">
            <text:p><text:a xlink:href="#'10_django_migrations'.A1" xlink:type="simple">10_django_migrat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session</text:p>
          </table:table-cell>
          <table:table-cell table:style-name="ce7" office:value-type="string" calcext:value-type="string">
            <text:p><text:a xlink:href="#'10_django_session'.A1" xlink:type="simple">10_django_se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messagetiers</text:p>
          </table:table-cell>
          <table:table-cell table:style-name="ce7" office:value-type="string" calcext:value-type="string">
            <text:p><text:a xlink:href="#'10_messagetiers'.A1" xlink:type="simple">10_message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projet</text:p>
          </table:table-cell>
          <table:table-cell table:style-name="ce7" office:value-type="string" calcext:value-type="string">
            <text:p><text:a xlink:href="#'10_projet'.A1" xlink:type="simple">10_pro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siartelia</text:p>
          </table:table-cell>
          <table:table-cell table:style-name="ce7" office:value-type="string" calcext:value-type="string">
            <text:p><text:a xlink:href="#'10_siartelia'.A1" xlink:type="simple">10_siarteli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_utilisateur</text:p>
          </table:table-cell>
          <table:table-cell table:style-name="ce7" office:value-type="string" calcext:value-type="string">
            <text:p><text:a xlink:href="#'11_utilisateur'.A1" xlink:type="simple">11_utilisateur'!A1</text:a>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descriptionsystem" table:style-name="ta2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4"/>
        <table:table-column table:style-name="co12" table:number-columns-repeated="1014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geotrackingdate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onname</text:p>
          </table:table-cell>
          <table:table-cell table:style-name="ce13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ientificname</text:p>
          </table:table-cell>
          <table:table-cell table:style-name="ce13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derclass</text:p>
          </table:table-cell>
          <table:table-cell table:style-name="ce13"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node" table:style-name="ta2">
        <table:table-column table:style-name="co1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default-cell-style-name="ce13"/>
        <table:table-column table:style-name="co13" table:number-columns-repeated="2" table:default-cell-style-name="ce13"/>
        <table:table-column table:style-name="co18" table:default-cell-style-name="ce13"/>
        <table:table-column table:style-name="co19" table:number-columns-repeated="55" table:default-cell-style-name="ce13"/>
        <table:table-column table:style-name="co19" table:number-columns-repeated="960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nodecategory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FLO</text:p>
          </table:table-cell>
          <table:table-cell/>
          <table:table-cell office:value-type="string" calcext:value-type="string">
            <text:p>Flor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AU</text:p>
          </table:table-cell>
          <table:table-cell/>
          <table:table-cell office:value-type="string" calcext:value-type="string">
            <text:p>Faun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RE</text:p>
          </table:table-cell>
          <table:table-cell/>
          <table:table-cell office:value-type="string" calcext:value-type="string">
            <text:p>Arbre remarqua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# ***** fau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unadevstag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table:style-name="Default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EGG</text:p>
          </table:table-cell>
          <table:table-cell/>
          <table:table-cell table:style-name="Default" office:value-type="string" calcext:value-type="string">
            <text:p>Oeuf(s)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LAR</text:p>
          </table:table-cell>
          <table:table-cell/>
          <table:table-cell office:value-type="string" calcext:value-type="string">
            <text:p>Larv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JUV</text:p>
          </table:table-cell>
          <table:table-cell/>
          <table:table-cell office:value-type="string" calcext:value-type="string">
            <text:p>Juvénil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DU</text:p>
          </table:table-cell>
          <table:table-cell/>
          <table:table-cell office:value-type="string" calcext:value-type="string">
            <text:p>Adul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RA</text:p>
          </table:table-cell>
          <table:table-cell/>
          <table:table-cell office:value-type="string" calcext:value-type="string">
            <text:p>Trac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AD</text:p>
          </table:table-cell>
          <table:table-cell/>
          <table:table-cell office:value-type="string" calcext:value-type="string">
            <text:p>Cadavr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ID</text:p>
          </table:table-cell>
          <table:table-cell/>
          <table:table-cell office:value-type="string" calcext:value-type="string">
            <text:p>N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unachar1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4"/>
          <table:table-cell office:value-type="string" calcext:value-type="string">
            <text:p>HIV</text:p>
          </table:table-cell>
          <table:table-cell/>
          <table:table-cell office:value-type="string" calcext:value-type="string">
            <text:p>Hivernant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4"/>
          <table:table-cell office:value-type="string" calcext:value-type="string">
            <text:p>NPO</text:p>
          </table:table-cell>
          <table:table-cell/>
          <table:table-cell office:value-type="string" calcext:value-type="string">
            <text:p>Nicheur possibl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PR</text:p>
          </table:table-cell>
          <table:table-cell/>
          <table:table-cell office:value-type="string" calcext:value-type="string">
            <text:p>Nicheur probabl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CE</text:p>
          </table:table-cell>
          <table:table-cell/>
          <table:table-cell office:value-type="string" calcext:value-type="string">
            <text:p>Nicheur certai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MIG</text:p>
          </table:table-cell>
          <table:table-cell/>
          <table:table-cell office:value-type="string" calcext:value-type="string">
            <text:p>Migrateur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RE</text:p>
          </table:table-cell>
          <table:table-cell/>
          <table:table-cell office:value-type="string" calcext:value-type="string">
            <text:p>Simple présen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unachar2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unaregulatory1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unaregulatory2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unaregulatory3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unaregulatory4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unainvasive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flora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#remarkable tre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markabletreeold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markabletreesenescent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markabletreecavity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markabletreesaproxylics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markabletreescenic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surface" table:style-name="ta2">
        <office:forms form:automatic-focus="false" form:apply-design-mode="false"/>
        <table:table-column table:style-name="co1" table:default-cell-style-name="ce13"/>
        <table:table-column table:style-name="co13" table:default-cell-style-name="ce13"/>
        <table:table-column table:style-name="co20" table:default-cell-style-name="ce13"/>
        <table:table-column table:style-name="co21" table:default-cell-style-name="ce13"/>
        <table:table-column table:style-name="co22" table:default-cell-style-name="ce13"/>
        <table:table-column table:style-name="co13" table:number-columns-repeated="3" table:default-cell-style-name="ce13"/>
        <table:table-column table:style-name="co19" table:number-columns-repeated="56" table:default-cell-style-name="ce13"/>
        <table:table-column table:style-name="co19" table:number-columns-repeated="960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surfacecategory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FLO</text:p>
          </table:table-cell>
          <table:table-cell/>
          <table:table-cell office:value-type="string" calcext:value-type="string">
            <text:p>Flor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AU</text:p>
          </table:table-cell>
          <table:table-cell/>
          <table:table-cell office:value-type="string" calcext:value-type="string">
            <text:p>Faun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flo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lorainvasive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raprotecte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9">
          <table:table-cell table:style-name="Default" table:number-columns-repeated="3"/>
          <table:table-cell table:number-columns-repeated="1021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dge" table:style-name="ta2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4" table:number-columns-repeated="4" table:default-cell-style-name="Default"/>
        <table:table-column table:style-name="co27" table:default-cell-style-name="Default"/>
        <table:table-column table:style-name="co12" table:number-columns-repeated="1015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dgecategory</text:p>
          </table:table-cell>
          <table:table-cell table:style-name="ce13"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PRO</text:p>
          </table:table-cell>
          <table:table-cell/>
          <table:table-cell office:value-type="string" calcext:value-type="string">
            <text:p>Protocol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3" office:value-type="string" calcext:value-type="string">
            <text:p>HAB</text:p>
          </table:table-cell>
          <table:table-cell table:style-name="ce13"/>
          <table:table-cell table:style-name="ce13" office:value-type="string" calcext:value-type="string">
            <text:p>Habitat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protoco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dgetype</text:p>
          </table:table-cell>
          <table:table-cell table:style-name="ce13"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IPA</text:p>
          </table:table-cell>
          <table:table-cell/>
          <table:table-cell office:value-type="string" calcext:value-type="string">
            <text:p>IPA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ON</text:p>
          </table:table-cell>
          <table:table-cell/>
          <table:table-cell office:value-type="string" calcext:value-type="string">
            <text:p>Transect oiseaux nicheur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OH</text:p>
          </table:table-cell>
          <table:table-cell/>
          <table:table-cell office:value-type="string" calcext:value-type="string">
            <text:p>Transect oiseaux hivernant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OM</text:p>
          </table:table-cell>
          <table:table-cell/>
          <table:table-cell table:style-name="ce6" office:value-type="string" calcext:value-type="string">
            <text:p>Point oiseaux migrateur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RE</text:p>
          </table:table-cell>
          <table:table-cell/>
          <table:table-cell office:value-type="string" calcext:value-type="string">
            <text:p>Plaque reptil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EN</text:p>
          </table:table-cell>
          <table:table-cell/>
          <table:table-cell table:style-name="ce6" office:value-type="string" calcext:value-type="string">
            <text:p>Transects entomologi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NO</text:p>
          </table:table-cell>
          <table:table-cell/>
          <table:table-cell table:style-name="ce6" office:value-type="string" calcext:value-type="string">
            <text:p>Repasse nocturn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ECH</text:p>
          </table:table-cell>
          <table:table-cell/>
          <table:table-cell table:style-name="ce6" office:value-type="string" calcext:value-type="string">
            <text:p>Enregistreurs chiroptère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5"/>
          <table:table-cell table:number-columns-repeated="3"/>
          <table:table-cell office:value-type="string" calcext:value-type="string">
            <text:p>NAM</text:p>
          </table:table-cell>
          <table:table-cell/>
          <table:table-cell table:style-name="ce6" office:value-type="string" calcext:value-type="string">
            <text:p>Nasse amphibien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5"/>
          <table:table-cell table:number-columns-repeated="3"/>
          <table:table-cell office:value-type="string" calcext:value-type="string">
            <text:p>PPH</text:p>
          </table:table-cell>
          <table:table-cell/>
          <table:table-cell office:value-type="string" calcext:value-type="string">
            <text:p>Piège photo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VEG</text:p>
          </table:table-cell>
          <table:table-cell/>
          <table:table-cell office:value-type="string" calcext:value-type="string">
            <text:p>Relevé de végétati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ED</text:p>
          </table:table-cell>
          <table:table-cell/>
          <table:table-cell office:value-type="string" calcext:value-type="string">
            <text:p>Sondage pédologiqu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gesubtype</text:p>
          </table:table-cell>
          <table:table-cell table:style-name="ce13" office:value-type="string" calcext:value-type="string">
            <text:p>VARCHAR(255)</text:p>
          </table:table-cell>
          <table:table-cell table:number-columns-repeated="3"/>
          <table:table-cell table:style-name="ce5"/>
          <table:table-cell office:value-type="string" calcext:value-type="string">
            <text:p>HUM</text:p>
          </table:table-cell>
          <table:table-cell/>
          <table:table-cell office:value-type="string" calcext:value-type="string">
            <text:p>Humid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HU</text:p>
          </table:table-cell>
          <table:table-cell/>
          <table:table-cell office:value-type="string" calcext:value-type="string">
            <text:p>Non humid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IN</text:p>
          </table:table-cell>
          <table:table-cell/>
          <table:table-cell office:value-type="string" calcext:value-type="string">
            <text:p>Non interpréta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genumber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3" office:value-type="string" calcext:value-type="string">
            <text:p>#habitat</text:p>
          </table:table-cell>
          <table:table-cell table:style-name="ce13" table:number-columns-repeated="2"/>
          <table:table-cell table:number-columns-repeated="1021"/>
        </table:table-row>
        <table:table-row table:style-name="ro1">
          <table:table-cell table:style-name="ce13" office:value-type="string" calcext:value-type="string">
            <text:p>habitatwetland</text:p>
          </table:table-cell>
          <table:table-cell office:value-type="string" calcext:value-type="string">
            <text:p>INT</text:p>
          </table:table-cell>
          <table:table-cell table:style-name="ce13"/>
          <table:table-cell table:number-columns-repeated="1021"/>
        </table:table-row>
        <table:table-row table:style-name="ro1">
          <table:table-cell office:value-type="string" calcext:value-type="string">
            <text:p>habitatrepository</text:p>
          </table:table-cell>
          <table:table-cell table:style-name="ce13" office:value-type="string" calcext:value-type="string">
            <text:p>VARCHAR(255)</text:p>
          </table:table-cell>
          <table:table-cell table:style-name="ce13"/>
          <table:table-cell table:number-columns-repeated="1021"/>
        </table:table-row>
        <table:table-row table:style-name="ro1">
          <table:table-cell table:style-name="ce13" office:value-type="string" calcext:value-type="string">
            <text:p>habitatname</text:p>
          </table:table-cell>
          <table:table-cell table:style-name="ce13" office:value-type="string" calcext:value-type="string">
            <text:p>VARCHAR(255)</text:p>
          </table:table-cell>
          <table:table-cell table:style-name="ce13"/>
          <table:table-cell table:number-columns-repeated="1021"/>
        </table:table-row>
        <table:table-row table:style-name="ro1">
          <table:table-cell table:style-name="ce13" office:value-type="string" calcext:value-type="string">
            <text:p>habitatcode</text:p>
          </table:table-cell>
          <table:table-cell table:style-name="ce13" office:value-type="string" calcext:value-type="string">
            <text:p>VARCHAR(255)</text:p>
          </table:table-cell>
          <table:table-cell table:style-name="ce13"/>
          <table:table-cell table:number-columns-repeated="1021"/>
        </table:table-row>
        <table:table-row table:style-name="ro1">
          <table:table-cell table:style-name="ce13" office:value-type="string" calcext:value-type="string">
            <text:p>habitat2wetland</text:p>
          </table:table-cell>
          <table:table-cell office:value-type="string" calcext:value-type="string">
            <text:p>INT</text:p>
          </table:table-cell>
          <table:table-cell table:style-name="ce13"/>
          <table:table-cell table:number-columns-repeated="1021"/>
        </table:table-row>
        <table:table-row table:style-name="ro1">
          <table:table-cell office:value-type="string" calcext:value-type="string">
            <text:p>habitat2repository</text:p>
          </table:table-cell>
          <table:table-cell table:style-name="ce13" office:value-type="string" calcext:value-type="string">
            <text:p>VARCHAR(255)</text:p>
          </table:table-cell>
          <table:table-cell table:style-name="ce13"/>
          <table:table-cell table:number-columns-repeated="1021"/>
        </table:table-row>
        <table:table-row table:style-name="ro1">
          <table:table-cell table:style-name="ce13" office:value-type="string" calcext:value-type="string">
            <text:p>habitat2name</text:p>
          </table:table-cell>
          <table:table-cell table:style-name="ce13" office:value-type="string" calcext:value-type="string">
            <text:p>VARCHAR(255)</text:p>
          </table:table-cell>
          <table:table-cell table:style-name="ce13"/>
          <table:table-cell table:number-columns-repeated="1021"/>
        </table:table-row>
        <table:table-row table:style-name="ro1">
          <table:table-cell table:style-name="ce13" office:value-type="string" calcext:value-type="string">
            <text:p>habitat2code</text:p>
          </table:table-cell>
          <table:table-cell table:style-name="ce13" office:value-type="string" calcext:value-type="string">
            <text:p>VARCHAR(255)</text:p>
          </table:table-cell>
          <table:table-cell table:style-name="ce13"/>
          <table:table-cell table:number-columns-repeated="1021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IDFont+F1" svg:font-family="CIDFont+F1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zxx" fo:country="non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8">00/00/0000</text:date>, <text:time style:data-style-name="N2" text:time-value="18:47:38.0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0_5f_Basedonnees" style:display-name="PageStyle_00_Basedonne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0_5f_Revision" style:display-name="PageStyle_00_Revis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Evenement" style:display-name="PageStyle_02_Even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Marche" style:display-name="PageStyle_02_March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Zonegeo" style:display-name="PageStyle_02_Zonege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3_5f_Desordre" style:display-name="PageStyle_03_Desord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3_5f_Interventiontiers" style:display-name="PageStyle_03_Interventionti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3_5f_Ressource" style:display-name="PageStyle_03_Ressour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Infralineaire" style:display-name="PageStyle_04_Infraline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Environnement" style:display-name="PageStyle_04_Environn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Equipement" style:display-name="PageStyle_04_Equip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Etudestrategie" style:display-name="PageStyle_04_Etudestrateg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Noeud" style:display-name="PageStyle_04_Noeu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Observation" style:display-name="PageStyle_04_Observ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Profil" style:display-name="PageStyle_04_Prof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Graphique" style:display-name="PageStyle_05_Graphiqu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Modele" style:display-name="PageStyle_05_Mode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Photo" style:display-name="PageStyle_05_Phot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_5f_Intervenant" style:display-name="PageStyle_02_Intervena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5_5f_Rasters" style:display-name="PageStyle_05_Rast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Topographie" style:display-name="PageStyle_05_Topograph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Rapport" style:display-name="PageStyle_05_Rappor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1_5f_Objet" style:display-name="PageStyle_01_Obj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6_5f_Pointtopo" style:display-name="PageStyle_06_Pointtop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etudetravaux" style:display-name="PageStyle_06_Tcetudetravau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intervenant" style:display-name="PageStyle_06_Tcobjetintervena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ressource" style:display-name="PageStyle_06_Tcobjetressour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zonegeo" style:display-name="PageStyle_06_Tcobjetzonege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travauxdescriptionsystem" style:display-name="PageStyle_06_Tctravauxdescriptionsyste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group" style:display-name="PageStyle_10_auth_grou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group_5f_permissions" style:display-name="PageStyle_10_auth_group_permiss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permission" style:display-name="PageStyle_10_auth_permiss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" style:display-name="PageStyle_10_auth_us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_5f_groups" style:display-name="PageStyle_10_auth_user_group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_5f_Descriptionsystem" style:display-name="PageStyle_02_Descriptionsyst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_5f_bdd" style:display-name="PageStyle_10_bd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carto_5f_layer" style:display-name="PageStyle_10_carto_lay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Graphiquedata" style:display-name="PageStyle_06_Graphiqueda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_5f_user_5f_permissions" style:display-name="PageStyle_10_auth_user_user_permiss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admin_5f_log" style:display-name="PageStyle_10_django_admin_lo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ex" style:display-name="PageStyle_Inde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content_5f_type" style:display-name="PageStyle_10_django_content_typ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migrations" style:display-name="PageStyle_10_django_migra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session" style:display-name="PageStyle_10_django_sess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messagetiers" style:display-name="PageStyle_10_messageti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projet" style:display-name="PageStyle_10_proj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siartelia" style:display-name="PageStyle_10_siartel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Travaux" style:display-name="PageStyle_05_Travau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1_5f_utilisateur" style:display-name="PageStyle_11_utilisateur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CHERE Patrice</meta:initial-creator>
    <meta:editing-cycles>72</meta:editing-cycles>
    <meta:creation-date>2019-04-16T08:05:59</meta:creation-date>
    <dc:date>2021-01-28T10:14:01.459000000</dc:date>
    <dc:language>fr-FR</dc:language>
    <meta:editing-duration>PT3H29M29S</meta:editing-duration>
    <meta:generator>LibreOffice/6.2.8.2$Windows_X86_64 LibreOffice_project/f82ddfca21ebc1e222a662a32b25c0c9d20169ee</meta:generator>
    <meta:document-statistic meta:table-count="5" meta:cell-count="29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